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935cm" svg:height="8.396cm" svg:x="0cm" svg:y="5.419cm">
            <draw:object draw:notify-on-update-of-ranges="Sheet1.A5:Sheet1.A9 Sheet1.B5:Sheet1.B9 Sheet1.C5:Sheet1.C9 Sheet1.E5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Unidimensional(bloques de filas)</text:p>
          </table:table-cell>
          <table:covered-table-cell/>
          <table:table-cell table:style-name="ce1" office:value-type="string" calcext:value-type="string" table:number-columns-spanned="2" table:number-rows-spanned="1">
            <text:p>Bidimensional(bloques 2d)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Tam</text:p>
          </table:table-cell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P=4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P=4</text:p>
          </table:table-cell>
          <table:table-cell table:style-name="ce1" office:value-type="string" calcext:value-type="string">
            <text:p>Ganancia</text:p>
          </table:table-cell>
          <table:table-cell/>
        </table:table-row>
        <table:table-row table:style-name="ro1">
          <table:table-cell office:value-type="string" calcext:value-type="string">
            <text:p>N=300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214529" calcext:value-type="float">
            <text:p>0,000214529</text:p>
          </table:table-cell>
          <table:table-cell table:formula="of:=([.B5]/[.C5])" office:value-type="float" office:value="4.35838511343455" calcext:value-type="float">
            <text:p>4,35838511343455</text:p>
          </table:table-cell>
          <table:table-cell office:value-type="float" office:value="0.0001501406" calcext:value-type="float">
            <text:p>0,0001501406</text:p>
          </table:table-cell>
          <table:table-cell table:formula="of:=([.B5]/[.E5])" office:value-type="float" office:value="6.22749609366154" calcext:value-type="float">
            <text:p>6,22749609366154</text:p>
          </table:table-cell>
          <table:table-cell/>
        </table:table-row>
        <table:table-row table:style-name="ro1">
          <table:table-cell office:value-type="string" calcext:value-type="string">
            <text:p>N=600</text:p>
          </table:table-cell>
          <table:table-cell office:value-type="float" office:value="0.002398" calcext:value-type="float">
            <text:p>0,002398</text:p>
          </table:table-cell>
          <table:table-cell office:value-type="float" office:value="0.000746907" calcext:value-type="float">
            <text:p>0,000746907</text:p>
          </table:table-cell>
          <table:table-cell table:formula="of:=([.B6]/[.C6])" office:value-type="float" office:value="3.21057373943476" calcext:value-type="float">
            <text:p>3,21057373943476</text:p>
          </table:table-cell>
          <table:table-cell office:value-type="float" office:value="0.0005137082" calcext:value-type="float">
            <text:p>0,0005137082</text:p>
          </table:table-cell>
          <table:table-cell table:formula="of:=([.B6]/[.E6])" office:value-type="float" office:value="4.66801970457158" calcext:value-type="float">
            <text:p>4,66801970457158</text:p>
          </table:table-cell>
          <table:table-cell/>
        </table:table-row>
        <table:table-row table:style-name="ro1">
          <table:table-cell office:value-type="string" calcext:value-type="string">
            <text:p>N=900</text:p>
          </table:table-cell>
          <table:table-cell office:value-type="float" office:value="0.0039364" calcext:value-type="float">
            <text:p>0,0039364</text:p>
          </table:table-cell>
          <table:table-cell office:value-type="float" office:value="0.001480536" calcext:value-type="float">
            <text:p>0,001480536</text:p>
          </table:table-cell>
          <table:table-cell table:formula="of:=([.B7]/[.C7])" office:value-type="float" office:value="2.65876682498771" calcext:value-type="float">
            <text:p>2,65876682498771</text:p>
          </table:table-cell>
          <table:table-cell office:value-type="float" office:value="0.001214088" calcext:value-type="float">
            <text:p>0,001214088</text:p>
          </table:table-cell>
          <table:table-cell table:formula="of:=([.B7]/[.E7])" office:value-type="float" office:value="3.2422690941678" calcext:value-type="float">
            <text:p>3,2422690941678</text:p>
          </table:table-cell>
          <table:table-cell/>
        </table:table-row>
        <table:table-row table:style-name="ro1">
          <table:table-cell office:value-type="string" calcext:value-type="string">
            <text:p>N=1200</text:p>
          </table:table-cell>
          <table:table-cell office:value-type="float" office:value="0.0053216" calcext:value-type="float">
            <text:p>0,0053216</text:p>
          </table:table-cell>
          <table:table-cell office:value-type="float" office:value="0.001930654" calcext:value-type="float">
            <text:p>0,001930654</text:p>
          </table:table-cell>
          <table:table-cell table:formula="of:=([.B8]/[.C8])" office:value-type="float" office:value="2.75637167509041" calcext:value-type="float">
            <text:p>2,75637167509041</text:p>
          </table:table-cell>
          <table:table-cell office:value-type="float" office:value="0.001607496" calcext:value-type="float">
            <text:p>0,001607496</text:p>
          </table:table-cell>
          <table:table-cell table:formula="of:=([.B8]/[.E8])" office:value-type="float" office:value="3.31049035269761" calcext:value-type="float">
            <text:p>3,31049035269761</text:p>
          </table:table-cell>
          <table:table-cell/>
        </table:table-row>
        <table:table-row table:style-name="ro1">
          <table:table-cell office:value-type="string" calcext:value-type="string">
            <text:p>N=1400</text:p>
          </table:table-cell>
          <table:table-cell office:value-type="float" office:value="0.008318" calcext:value-type="float">
            <text:p>0,008318</text:p>
          </table:table-cell>
          <table:table-cell office:value-type="float" office:value="0.002544616" calcext:value-type="float">
            <text:p>0,002544616</text:p>
          </table:table-cell>
          <table:table-cell table:formula="of:=([.B9]/[.C9])" office:value-type="float" office:value="3.26886257101268" calcext:value-type="float">
            <text:p>3,26886257101268</text:p>
          </table:table-cell>
          <table:table-cell office:value-type="float" office:value="0.002544616" calcext:value-type="float">
            <text:p>0,002544616</text:p>
          </table:table-cell>
          <table:table-cell table:formula="of:=([.B9]/[.E9])" office:value-type="float" office:value="3.26886257101268" calcext:value-type="float">
            <text:p>3,268862571012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49:47.408053517</meta:creation-date>
    <dc:date>2021-05-11T18:25:59.155007231</dc:date>
    <meta:editing-duration>PT5M9S</meta:editing-duration>
    <meta:editing-cycles>2</meta:editing-cycles>
    <meta:generator>LibreOffice/6.4.6.2$Linux_X86_64 LibreOffice_project/40$Build-2</meta:generator>
    <meta:document-statistic meta:table-count="1" meta:cell-count="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36cm" svg:height="8.397cm" xlink:href=".." xlink:type="simple" chart:class="chart:scatter" chart:style-name="ch1">
        <chart:title svg:x="5.228cm" svg:y="0.303cm" chart:style-name="ch2">
          <text:p>Tiempos de ejecución</text:p>
        </chart:title>
        <chart:legend chart:legend-position="end" svg:x="10.92cm" svg:y="3.401cm" style:legend-expansion="high" chart:style-name="ch3"/>
        <chart:plot-area chart:style-name="ch4" table:cell-range-address="Sheet1.A5:Sheet1.C9 Sheet1.E5:Sheet1.E9" chart:data-source-has-labels="both" svg:x="1.309cm" svg:y="1.249cm" svg:width="9.313cm" svg:height="6cm">
          <chartooo:coordinate-region svg:x="2.407cm" svg:y="1.448cm" svg:width="7.975cm" svg:height="5.154cm"/>
          <chart:axis chart:dimension="x" chart:name="primary-x" chart:style-name="ch5" chartooo:axis-type="auto">
            <chart:title svg:x="4.704cm" svg:y="7.416cm" chart:style-name="ch6">
              <text:p>Tamaño de caso</text:p>
            </chart:title>
            <chart:categories table:cell-range-address="Sheet1.A5:Sheet1.A9"/>
          </chart:axis>
          <chart:axis chart:dimension="y" chart:name="primary-y" chart:style-name="ch5">
            <chart:title svg:x="0.451cm" svg:y="5.034cm" chart:style-name="ch7">
              <text:p>Tiempo(s)</text:p>
            </chart:title>
            <chart:grid chart:style-name="ch8" chart:class="major"/>
          </chart:axis>
          <chart:series chart:style-name="ch9" chart:values-cell-range-address="Sheet1.B5:Sheet1.B9" loext:label-string="secuencial" chart:class="chart:scatter">
            <chart:data-point chart:repeated="5"/>
          </chart:series>
          <chart:series chart:style-name="ch10" chart:values-cell-range-address="Sheet1.C5:Sheet1.C9" loext:label-string="bloques_por_filas" chart:class="chart:scatter">
            <chart:data-point chart:repeated="5"/>
          </chart:series>
          <chart:series chart:style-name="ch11" chart:values-cell-range-address="Sheet1.E5:Sheet1.E9" loext:label-string="bloques2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bloques_por_filas</text:p>
              </table:table-cell>
              <table:table-cell office:value-type="string">
                <text:p>bloques2d</text:p>
              </table:table-cell>
            </table:table-row>
          </table:table-header-rows>
          <table:table-rows>
            <table:table-row>
              <table:table-cell office:value-type="string">
                <text:p>N=300</text:p>
                <draw:g>
                  <svg:desc>Sheet1.A5:Sheet1.A9</svg:desc>
                </draw:g>
              </table:table-cell>
              <table:table-cell office:value-type="float" office:value="0.000935">
                <text:p>0.000935</text:p>
                <draw:g>
                  <svg:desc>Sheet1.B5:Sheet1.B9</svg:desc>
                </draw:g>
              </table:table-cell>
              <table:table-cell office:value-type="float" office:value="0.000214529">
                <text:p>0.000214529</text:p>
                <draw:g>
                  <svg:desc>Sheet1.C5:Sheet1.C9</svg:desc>
                </draw:g>
              </table:table-cell>
              <table:table-cell office:value-type="float" office:value="0.0001501406">
                <text:p>0.0001501406</text:p>
                <draw:g>
                  <svg:desc>Sheet1.E5:Sheet1.E9</svg:desc>
                </draw:g>
              </table:table-cell>
            </table:table-row>
            <table:table-row>
              <table:table-cell office:value-type="string">
                <text:p>N=600</text:p>
              </table:table-cell>
              <table:table-cell office:value-type="float" office:value="0.002398">
                <text:p>0.002398</text:p>
              </table:table-cell>
              <table:table-cell office:value-type="float" office:value="0.000746907">
                <text:p>0.000746907</text:p>
              </table:table-cell>
              <table:table-cell office:value-type="float" office:value="0.0005137082">
                <text:p>0.0005137082</text:p>
              </table:table-cell>
            </table:table-row>
            <table:table-row>
              <table:table-cell office:value-type="string">
                <text:p>N=900</text:p>
              </table:table-cell>
              <table:table-cell office:value-type="float" office:value="0.0039364">
                <text:p>0.0039364</text:p>
              </table:table-cell>
              <table:table-cell office:value-type="float" office:value="0.001480536">
                <text:p>0.001480536</text:p>
              </table:table-cell>
              <table:table-cell office:value-type="float" office:value="0.001214088">
                <text:p>0.001214088</text:p>
              </table:table-cell>
            </table:table-row>
            <table:table-row>
              <table:table-cell office:value-type="string">
                <text:p>N=1200</text:p>
              </table:table-cell>
              <table:table-cell office:value-type="float" office:value="0.0053216">
                <text:p>0.0053216</text:p>
              </table:table-cell>
              <table:table-cell office:value-type="float" office:value="0.001930654">
                <text:p>0.001930654</text:p>
              </table:table-cell>
              <table:table-cell office:value-type="float" office:value="0.001607496">
                <text:p>0.001607496</text:p>
              </table:table-cell>
            </table:table-row>
            <table:table-row>
              <table:table-cell office:value-type="string">
                <text:p>N=1400</text:p>
              </table:table-cell>
              <table:table-cell office:value-type="float" office:value="0.008318">
                <text:p>0.008318</text:p>
              </table:table-cell>
              <table:table-cell office:value-type="float" office:value="0.002544616">
                <text:p>0.002544616</text:p>
              </table:table-cell>
              <table:table-cell office:value-type="float" office:value="0.002544616">
                <text:p>0.002544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